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.423cm" fo:margin-bottom="0cm" fo:line-height="150%" fo:text-align="center" style:justify-single-word="false"/>
    </style:style>
    <style:style style:name="P2" style:family="paragraph" style:parent-style-name="Standard">
      <style:paragraph-properties fo:margin-top="0.423cm" fo:margin-bottom="0cm" fo:line-height="150%"/>
      <style:text-properties fo:font-size="14pt" style:font-size-asian="14pt" style:font-size-complex="14pt"/>
    </style:style>
    <style:style style:name="P3" style:family="paragraph" style:parent-style-name="Standard" style:list-style-name="WW8Num1">
      <style:paragraph-properties fo:margin-top="0.423cm" fo:margin-bottom="0cm" fo:line-height="150%"/>
    </style:style>
    <style:style style:name="P4" style:family="paragraph" style:parent-style-name="Standard">
      <style:paragraph-properties fo:margin-left="0.635cm" fo:margin-right="0cm" fo:margin-top="0.423cm" fo:margin-bottom="0cm" fo:line-height="150%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 style:parent-style-name="Internet_20_link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ERCIZIO:</text:span></text:p>
      <text:p text:style-name="P2"/>
      <text:list text:style-name="WW8Num1">
        <text:list-item>
          <text:p text:style-name="P3"><text:span text:style-name="T2">Copiare</text:span><text:span text:style-name="T3"> sul Desktop il file </text:span><text:span text:style-name="T4">guanti</text:span><text:span text:style-name="T3"> presente nella cartella condivisa.</text:span></text:p>
        </text:list-item>
        <text:list-item>
          <text:p text:style-name="P3"><text:span text:style-name="T3">Nella prima tabella </text:span><text:span text:style-name="T2">inserire</text:span><text:span text:style-name="T3"> una nuova riga come prima riga, </text:span><text:span text:style-name="T2">unire</text:span><text:span text:style-name="T3"> le due celle ed </text:span><text:span text:style-name="T2">inserire</text:span><text:span text:style-name="T3"> il seguente testo:<text:line-break/>Dispositivi di protezione.</text:span></text:p>
        </text:list-item>
        <text:list-item>
          <text:p text:style-name="P3"><text:span text:style-name="T3">Dopo la parola durapirene (nella seconda tabella) </text:span><text:span text:style-name="T2">aggiungere</text:span><text:span text:style-name="T3"> la seguente nota a fondo pagina:<text:line-break/>a seconda del tipo e della gravità della patologia presente, da dare al personale affetto da patologie cutanee e/o respiratorie e all’intera equipe.</text:span></text:p>
        </text:list-item>
        <text:list-item>
          <text:p text:style-name="P3"><text:span text:style-name="T3">Al titolo del documento </text:span><text:span text:style-name="T2">aggiungere</text:span><text:span text:style-name="T3"> il seguente commento:<text:line-break/>V. artt. 40 e 43 Titolo IV del D.L.vo 626/94.</text:span></text:p>
        </text:list-item>
        <text:list-item>
          <text:p text:style-name="P3"><text:span text:style-name="T3">Dopo il titolo </text:span><text:span text:style-name="T2">inserire</text:span><text:span text:style-name="T3"> la seguente nota a fondo pagina: tratto da </text:span><text:a xlink:type="simple" xlink:href="http://www.asl17.it/"><text:span text:style-name="T5">www.asl17.it</text:span></text:a><text:span text:style-name="T3">.</text:span></text:p>
        </text:list-item>
        <text:list-item>
          <text:p text:style-name="P3"><text:span text:style-name="T2">Allargare</text:span><text:span text:style-name="T3"> (verso destra) lo spazio della prima tabella e quindi </text:span><text:span text:style-name="T2">ripartire</text:span><text:span text:style-name="T3"> uniformemente le due colonne. </text:span><text:span text:style-name="T2">Centrare</text:span><text:span text:style-name="T3"> la tabella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ESERCIZIO 4:</dc:title>
    <meta:initial-creator>caresia.marco</meta:initial-creator>
    <meta:creation-date>2006-07-19T17:34:00</meta:creation-date>
    <dc:creator>Marco</dc:creator>
    <dc:date>2006-07-19T17:34:00</dc:date>
    <meta:print-date>2006-02-17T14:21:00</meta:print-date>
    <dc:language>it-IT</dc:language>
    <meta:editing-cycles>2</meta:editing-cycles>
    <meta:editing-duration>PT2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22" meta:character-count="764"/>
  </office:meta>
</office:document-meta>
</file>